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301.8pt"/>
    </style:style>
    <style:style style:name="co6" style:family="table-column">
      <style:table-column-properties fo:break-before="auto" style:column-width="120.6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="none"/>
    </style:style>
    <style:style style:name="ce3" style:family="table-cell" style:parent-style-name="Default" style:data-style-name="N1"/>
    <style:style style:name="ce25" style:family="table-cell" style:parent-style-name="Default" style:data-style-name="N2"/>
    <style:style style:name="ce27" style:family="table-cell" style:parent-style-name="Default" style:data-style-name="N121"/>
    <style:style style:name="ce26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XX Settings</text:p>
          </table:table-cell>
          <table:table-cell office:value-type="string" calcext:value-type="string">
            <text:p>mGallons/m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Cu-in/rev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-in/gal</text:p>
          </table:table-cell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luetooth Inputs</text:p>
          </table:table-cell>
          <table:table-cell office:value-type="string" calcext:value-type="string">
            <text:p>Blue Revolutions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d Revolutions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XX Calculations</text:p>
          </table:table-cell>
          <table:table-cell office:value-type="string" calcext:value-type="string">
            <text:p>Ratio</text:p>
          </table:table-cell>
          <table:table-cell table:style-name="ce3" table:formula="of:=ROUNDDOWN([.C7]/[.C8]*10000)" office:value-type="float" office:value="19000" calcext:value-type="float">
            <text:p>19000</text:p>
          </table:table-cell>
          <table:table-cell table:style-name="ce25" table:number-columns-repeated="2"/>
          <table:table-cell table:number-columns-repeated="6"/>
        </table:table-row>
        <table:table-row table:style-name="ro1">
          <table:table-cell table:number-columns-repeated="2"/>
          <table:table-cell table:formula="of:=2^32" office:value-type="float" office:value="4294967296" calcext:value-type="float">
            <text:p>4294967296</text:p>
          </table:table-cell>
          <table:table-cell table:style-name="ce26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s Blue</text:p>
          </table:table-cell>
          <table:table-cell table:formula="of:=[.C7]*[.C4]" office:value-type="float" office:value="15200" calcext:value-type="float">
            <text:p>15200</text:p>
          </table:table-cell>
          <table:table-cell table:number-columns-repeated="2"/>
          <table:table-cell office:value-type="string" calcext:value-type="string">
            <text:p>Steps Blue = Blue Revolutions * Steps/Re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eps Red</text:p>
          </table:table-cell>
          <table:table-cell table:formula="of:=[.C8]*[.C4]"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Steps Red = Red Revolutions * Steps/Rev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rogram Precision</text:p>
          </table:table-cell>
          <table:table-cell/>
          <table:table-cell office:value-type="string" calcext:value-type="string">
            <text:p>Extra Preci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l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Steps/sec</text:p>
          </table:table-cell>
          <table:table-cell table:formula="of:=ROUNDDOWN([.$C2]/60 * [.$C5] / [.$C3] * [.$C4])" office:value-type="float" office:value="1540" calcext:value-type="float">
            <text:p>1540</text:p>
          </table:table-cell>
          <table:table-cell table:formula="of:=ROUNDDOWN([.$C2]/60 * [.$C5] / [.$C3] * [.$C4] * 1000)" office:value-type="float" office:value="1540000" calcext:value-type="float">
            <text:p>1540000</text:p>
          </table:table-cell>
          <table:table-cell table:formula="of:=ROUNDDOWN([.C2]/60 * [.C5] / [.C3] * [.C4]; [.E16])" office:value-type="float" office:value="1540" calcext:value-type="float">
            <text:p>1540</text:p>
          </table:table-cell>
          <table:table-cell office:value-type="string" calcext:value-type="string">
            <text:p>Steps/Sec = (mGPM/60) * (Cu-in/gal) <text:s/>/ (mCu-in/rev) * (Steps/Rev)</text:p>
          </table:table-cell>
          <table:table-cell table:formula="of:=2^32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Blue</text:p>
          </table:table-cell>
          <table:table-cell table:formula="of:=ROUNDDOWN([.$C17]*[.$C10]/([.$C10]+10000))" office:value-type="float" office:value="1008" calcext:value-type="float">
            <text:p>1008</text:p>
          </table:table-cell>
          <table:table-cell table:formula="of:=ROUNDDOWN([.D17]*[.$C10]/([.$C10]+10000))" office:value-type="float" office:value="1008965" calcext:value-type="float">
            <text:p>1008965</text:p>
          </table:table-cell>
          <table:table-cell table:formula="of:=ROUNDDOWN([.E17]*[.C10]/([.C10]+10000); [.E16])" office:value-type="float" office:value="1008.96" calcext:value-type="float">
            <text:p>1008.96</text:p>
          </table:table-cell>
          <table:table-cell office:value-type="string" calcext:value-type="string">
            <text:p>Steps/Sec Blue = Steps/Sec * Ratio / (Ratio + 100)</text:p>
          </table:table-cell>
          <table:table-cell table:formula="of:=[.D17]*[.C10]" office:value-type="float" office:value="29260000000" calcext:value-type="float">
            <text:p>2926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Red</text:p>
          </table:table-cell>
          <table:table-cell table:formula="of:=ROUNDDOWN([.$C17]*10000/([.$C10]+10000))" office:value-type="float" office:value="531" calcext:value-type="float">
            <text:p>531</text:p>
          </table:table-cell>
          <table:table-cell table:formula="of:=ROUNDDOWN([.D17]*10000/([.$C10]+10000))" office:value-type="float" office:value="531034" calcext:value-type="float">
            <text:p>531034</text:p>
          </table:table-cell>
          <table:table-cell table:formula="of:=ROUNDDOWN([.E17]*10000/([.C10]+10000); [.E16])" office:value-type="float" office:value="531.03" calcext:value-type="float">
            <text:p>531.03</text:p>
          </table:table-cell>
          <table:table-cell office:value-type="string" calcext:value-type="string">
            <text:p>Steps/Sec Red = Steps/Sec * 100 / (Ratio +100)</text:p>
          </table:table-cell>
          <table:table-cell table:number-columns-repeated="5"/>
        </table:table-row>
        <table:table-row table:style-name="ro1" table:number-rows-repeated="2">
          <table:table-cell table:style-name="ce24"/>
          <table:table-cell table:number-columns-repeated="10"/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Check Steps/Sec</text:p>
          </table:table-cell>
          <table:table-cell table:formula="of:=[.C18]+[.C19]" office:value-type="float" office:value="1539" calcext:value-type="float">
            <text:p>1539</text:p>
          </table:table-cell>
          <table:table-cell table:formula="of:=([.D18]+[.D19])" office:value-type="float" office:value="1539999" calcext:value-type="float">
            <text:p>1539999</text:p>
          </table:table-cell>
          <table:table-cell table:formula="of:=[.E18]+[.E19]" office:value-type="float" office:value="1539.99" calcext:value-type="float">
            <text:p>1539.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s/Sec Ratio</text:p>
          </table:table-cell>
          <table:table-cell table:style-name="ce25" table:formula="of:=[.C18]/[.C19]*100" office:value-type="float" office:value="189.830508474576" calcext:value-type="float">
            <text:p>189.83</text:p>
          </table:table-cell>
          <table:table-cell table:style-name="ce25" table:formula="of:=[.D18]/[.D19]*100" office:value-type="float" office:value="190.000075324744" calcext:value-type="float">
            <text:p>190.00</text:p>
          </table:table-cell>
          <table:table-cell table:style-name="ce25" table:formula="of:=[.E18]/[.E19]*100" office:value-type="float" office:value="190.000564939834" calcext:value-type="float">
            <text:p>190.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 Blue</text:p>
          </table:table-cell>
          <table:table-cell table:style-name="ce27" table:formula="of:=[.$C12]/[.C18]" office:value-type="float" office:value="15.0793650793651" calcext:value-type="float">
            <text:p>15.1</text:p>
          </table:table-cell>
          <table:table-cell table:style-name="ce27" table:formula="of:=[.$C12]/([.D18]/1000)" office:value-type="float" office:value="15.0649427879064" calcext:value-type="float">
            <text:p>15.1</text:p>
          </table:table-cell>
          <table:table-cell table:style-name="ce27" table:formula="of:=[.C12]/[.E18]" office:value-type="float" office:value="15.0650174437044" calcext:value-type="float">
            <text:p>15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 Red</text:p>
          </table:table-cell>
          <table:table-cell table:style-name="ce27" table:formula="of:=[.$C13]/[.C19]" office:value-type="float" office:value="15.0659133709981" calcext:value-type="float">
            <text:p>15.1</text:p>
          </table:table-cell>
          <table:table-cell table:style-name="ce27" table:formula="of:=[.$C13]/([.D19]/1000)" office:value-type="float" office:value="15.064948760343" calcext:value-type="float">
            <text:p>15.1</text:p>
          </table:table-cell>
          <table:table-cell table:style-name="ce27" table:formula="of:=[.C13]/[.E19]" office:value-type="float" office:value="15.0650622375384" calcext:value-type="float">
            <text:p>15.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PM Blue</text:p>
          </table:table-cell>
          <table:table-cell table:formula="of:=[.C18]/[.$C4]*60" office:value-type="float" office:value="302.4" calcext:value-type="float">
            <text:p>302.4</text:p>
          </table:table-cell>
          <table:table-cell table:formula="of:=[.D18]/[.$C4]*60" office:value-type="float" office:value="302689.5" calcext:value-type="float">
            <text:p>302689.5</text:p>
          </table:table-cell>
          <table:table-cell table:formula="of:=[.E18]/[.C4]*60" office:value-type="float" office:value="302.688" calcext:value-type="float">
            <text:p>302.6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PM Red</text:p>
          </table:table-cell>
          <table:table-cell table:formula="of:=[.C19]/[.$C4]*60" office:value-type="float" office:value="159.3" calcext:value-type="float">
            <text:p>159.3</text:p>
          </table:table-cell>
          <table:table-cell table:formula="of:=[.D19]/[.$C4]*60" office:value-type="float" office:value="159310.2" calcext:value-type="float">
            <text:p>159310.2</text:p>
          </table:table-cell>
          <table:table-cell table:formula="of:=[.E19]/[.C4]*60" office:value-type="float" office:value="159.309" calcext:value-type="float">
            <text:p>159.3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PM Ratio</text:p>
          </table:table-cell>
          <table:table-cell table:style-name="ce25" table:formula="of:=[.C28]/[.C29]*100" office:value-type="float" office:value="189.830508474576" calcext:value-type="float">
            <text:p>189.83</text:p>
          </table:table-cell>
          <table:table-cell table:style-name="ce25" table:formula="of:=[.D28]/[.D29]*100" office:value-type="float" office:value="190.000075324744" calcext:value-type="float">
            <text:p>190.00</text:p>
          </table:table-cell>
          <table:table-cell table:style-name="ce25" table:formula="of:=[.E28]/[.E29]*100" office:value-type="float" office:value="190.000564939834" calcext:value-type="float">
            <text:p>190.00</text:p>
          </table:table-cell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15"/>
        <table:table-column table:style-name="co7" table:number-columns-repeated="4" table:default-cell-style-name="ce17"/>
        <table:table-column table:style-name="co7" table:default-cell-style-name="ce18"/>
        <table:table-column table:style-name="co7" table:default-cell-style-name="ce19"/>
        <table:table-column table:style-name="co7" table:default-cell-style-name="ce18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4" office:value-type="string" calcext:value-type="string">
            <text:p>Ratio</text:p>
          </table:table-cell>
          <table:table-cell table:style-name="ce16" office:value-type="string" calcext:value-type="string">
            <text:p>Target Red (RPM)</text:p>
          </table:table-cell>
          <table:table-cell table:style-name="ce16" office:value-type="string" calcext:value-type="string">
            <text:p>Actual Red (RPM)</text:p>
          </table:table-cell>
          <table:table-cell table:style-name="ce16" office:value-type="string" calcext:value-type="string">
            <text:p>Target Blue (RPM)</text:p>
          </table:table-cell>
          <table:table-cell table:style-name="ce16" office:value-type="string" calcext:value-type="string">
            <text:p>Actual Blue (RPM)</text:p>
          </table:table-cell>
          <table:table-cell table:style-name="ce16" office:value-type="string" calcext:value-type="string">
            <text:p>Actual Ratio</text:p>
          </table:table-cell>
          <table:table-cell table:style-name="ce16" office:value-type="string" calcext:value-type="string">
            <text:p>Ratio % Error</text:p>
          </table:table-cell>
          <table:table-cell table:style-name="ce16" office:value-type="string" calcext:value-type="string">
            <text:p>Actual GPM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1" calcext:value-type="float">
            <text:p>1.000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office:value-type="float" office:value="2.993" calcext:value-type="float">
            <text:p>2.993</text:p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office:value-type="float" office:value="269.1" calcext:value-type="float">
            <text:p>269.1</text:p>
          </table:table-cell>
          <table:table-cell office:value-type="float" office:value="268.8" calcext:value-type="float">
            <text:p>268.8</text:p>
          </table:table-cell>
          <table:table-cell office:value-type="float" office:value="360.6" calcext:value-type="float">
            <text:p>360.6</text:p>
          </table:table-cell>
          <table:table-cell office:value-type="float" office:value="358.5" calcext:value-type="float">
            <text:p>358.5</text:p>
          </table:table-cell>
          <table:table-cell office:value-type="float" office:value="1.333" calcext:value-type="float">
            <text:p>1.333</text:p>
          </table:table-cell>
          <table:table-cell table:formula="of:=([.G4]-[.B4])/[.B4]" office:value-type="percentage" office:value="-0.00522388059701501" calcext:value-type="percentage">
            <text:p>-0.52%</text:p>
          </table:table-cell>
          <table:table-cell office:value-type="float" office:value="2.987" calcext:value-type="float">
            <text:p>2.987</text:p>
          </table:table-cell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210" calcext:value-type="float">
            <text:p>210</text:p>
          </table:table-cell>
          <table:table-cell office:value-type="float" office:value="209.6" calcext:value-type="float">
            <text:p>209.6</text:p>
          </table:table-cell>
          <table:table-cell office:value-type="float" office:value="420" calcext:value-type="float">
            <text:p>420</text:p>
          </table:table-cell>
          <table:table-cell office:value-type="float" office:value="419.5" calcext:value-type="float">
            <text:p>419.5</text:p>
          </table:table-cell>
          <table:table-cell office:value-type="float" office:value="2.001" calcext:value-type="float">
            <text:p>2.001</text:p>
          </table:table-cell>
          <table:table-cell table:formula="of:=([.G5]-[.B5])/[.B5]" office:value-type="percentage" office:value="0.000499999999999945" calcext:value-type="percentage">
            <text:p>0.05%</text:p>
          </table:table-cell>
          <table:table-cell office:value-type="float" office:value="2.996" calcext:value-type="float">
            <text:p>2.996</text:p>
          </table:table-cell>
        </table:table-row>
        <table:table-row table:style-name="ro1">
          <table:table-cell/>
          <table:table-cell office:value-type="float" office:value="2.1" calcext:value-type="float">
            <text:p>2.10</text:p>
          </table:table-cell>
          <table:table-cell office:value-type="float" office:value="203.1" calcext:value-type="float">
            <text:p>203.1</text:p>
          </table:table-cell>
          <table:table-cell office:value-type="float" office:value="202.7" calcext:value-type="float">
            <text:p>202.7</text:p>
          </table:table-cell>
          <table:table-cell office:value-type="float" office:value="426.6" calcext:value-type="float">
            <text:p>426.6</text:p>
          </table:table-cell>
          <table:table-cell office:value-type="float" office:value="425.7" calcext:value-type="float">
            <text:p>425.7</text:p>
          </table:table-cell>
          <table:table-cell office:value-type="float" office:value="2.1" calcext:value-type="float">
            <text:p>2.100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.992" calcext:value-type="float">
            <text:p>2.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05:49:06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9-30T07:27:27.854000000</dc:date>
    <meta:editing-duration>P1DT18H45M24S</meta:editing-duration>
    <meta:editing-cycles>24</meta:editing-cycles>
    <meta:document-statistic meta:table-count="2" meta:cell-count="114" meta:object-count="0"/>
  </office:meta>
</office:document-meta>
</file>